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officeooo:rsid="00158dc5" officeooo:paragraph-rsid="00158dc5" style:font-size-asian="12.25pt" style:font-size-complex="14pt"/>
    </style:style>
    <style:style style:name="P2" style:family="paragraph" style:parent-style-name="Standard" style:list-style-name="L1">
      <style:text-properties fo:font-size="14pt" fo:font-weight="bold" officeooo:rsid="00158dc5" officeooo:paragraph-rsid="00158dc5" style:font-size-asian="12.25pt" style:font-weight-asian="bold" style:font-size-complex="14pt" style:font-weight-complex="bold"/>
    </style:style>
    <style:style style:name="P3" style:family="paragraph" style:parent-style-name="Standard" style:list-style-name="L4">
      <style:text-properties fo:font-size="14pt" fo:font-weight="bold" officeooo:rsid="00158dc5" officeooo:paragraph-rsid="00158dc5" style:font-size-asian="12.25pt" style:font-weight-asian="bold" style:font-size-complex="14pt" style:font-weight-complex="bold"/>
    </style:style>
    <style:style style:name="P4" style:family="paragraph" style:parent-style-name="Standard" style:list-style-name="L5">
      <style:text-properties fo:font-size="14pt" fo:font-weight="bold" officeooo:rsid="00158dc5" officeooo:paragraph-rsid="00158dc5" style:font-size-asian="12.25pt" style:font-weight-asian="bold" style:font-size-complex="14pt" style:font-weight-complex="bold"/>
    </style:style>
    <style:style style:name="P5" style:family="paragraph" style:parent-style-name="Standard" style:list-style-name="L6">
      <style:text-properties fo:font-size="14pt" fo:font-weight="bold" officeooo:rsid="00158dc5" officeooo:paragraph-rsid="00158dc5" style:font-size-asian="12.25pt" style:font-weight-asian="bold" style:font-size-complex="14pt" style:font-weight-complex="bold"/>
    </style:style>
    <style:style style:name="P6" style:family="paragraph" style:parent-style-name="Standard" style:list-style-name="L7">
      <style:text-properties fo:font-size="14pt" fo:font-weight="bold" officeooo:rsid="00158dc5" officeooo:paragraph-rsid="00158dc5" style:font-size-asian="12.25pt" style:font-weight-asian="bold" style:font-size-complex="14pt" style:font-weight-complex="bold"/>
    </style:style>
    <style:style style:name="P7" style:family="paragraph" style:parent-style-name="Standard" style:list-style-name="L8">
      <style:text-properties fo:font-size="14pt" fo:font-weight="bold" officeooo:rsid="00158dc5" officeooo:paragraph-rsid="00158dc5" style:font-size-asian="12.25pt" style:font-weight-asian="bold" style:font-size-complex="14pt" style:font-weight-complex="bold"/>
    </style:style>
    <style:style style:name="P8" style:family="paragraph" style:parent-style-name="Standard" style:list-style-name="L9">
      <style:text-properties fo:font-size="14pt" fo:font-weight="bold" officeooo:rsid="00158dc5" officeooo:paragraph-rsid="00158dc5" style:font-size-asian="12.25pt" style:font-weight-asian="bold" style:font-size-complex="14pt" style:font-weight-complex="bold"/>
    </style:style>
    <style:style style:name="P9" style:family="paragraph" style:parent-style-name="Standard" style:list-style-name="L2">
      <style:text-properties fo:font-size="14pt" fo:font-weight="bold" officeooo:rsid="00158dc5" officeooo:paragraph-rsid="00158dc5" style:font-size-asian="14pt" style:font-weight-asian="bold" style:font-size-complex="14pt" style:font-weight-complex="bold"/>
    </style:style>
    <style:style style:name="P10" style:family="paragraph" style:parent-style-name="Standard" style:list-style-name="L3">
      <style:text-properties fo:font-size="14pt" fo:font-weight="bold" officeooo:rsid="00158dc5" officeooo:paragraph-rsid="00158dc5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normal" officeooo:rsid="00158dc5" officeooo:paragraph-rsid="00158dc5" style:font-size-asian="12.25pt" style:font-weight-asian="normal" style:font-size-complex="14pt" style:font-weight-complex="normal"/>
    </style:style>
    <style:style style:name="P12" style:family="paragraph" style:parent-style-name="Standard" style:list-style-name="L5">
      <style:text-properties fo:font-size="14pt" fo:font-weight="normal" officeooo:rsid="00158dc5" officeooo:paragraph-rsid="00158dc5" style:font-size-asian="12.25pt" style:font-weight-asian="normal" style:font-size-complex="14pt" style:font-weight-complex="normal"/>
    </style:style>
    <style:style style:name="P13" style:family="paragraph" style:parent-style-name="Standard" style:list-style-name="L7">
      <style:text-properties fo:font-size="14pt" fo:font-weight="normal" officeooo:rsid="00158dc5" officeooo:paragraph-rsid="00158dc5" style:font-size-asian="12.25pt" style:font-weight-asian="normal" style:font-size-complex="14pt" style:font-weight-complex="normal"/>
    </style:style>
    <style:style style:name="P14" style:family="paragraph" style:parent-style-name="Standard" style:list-style-name="L9">
      <style:text-properties fo:font-size="14pt" fo:font-weight="normal" officeooo:rsid="00158dc5" officeooo:paragraph-rsid="00158dc5" style:font-size-asian="12.25pt" style:font-weight-asian="normal" style:font-size-complex="14pt" style:font-weight-complex="normal"/>
    </style:style>
    <style:style style:name="P15" style:family="paragraph" style:parent-style-name="Standard" style:list-style-name="L8">
      <style:text-properties fo:font-size="14pt" fo:font-weight="normal" officeooo:rsid="00158dc5" officeooo:paragraph-rsid="00158dc5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6pt" fo:font-weight="bold" officeooo:rsid="00158dc5" officeooo:paragraph-rsid="00158dc5" style:font-size-asian="16pt" style:font-weight-asian="bold" style:font-size-complex="16pt" style:font-weight-complex="bold"/>
    </style:style>
    <style:style style:name="P17" style:family="paragraph" style:parent-style-name="Standard" style:list-style-name="L1">
      <style:text-properties officeooo:paragraph-rsid="00158dc5"/>
    </style:style>
    <style:style style:name="P18" style:family="paragraph" style:parent-style-name="Standard" style:list-style-name="L1">
      <style:text-properties fo:font-weight="bold" officeooo:rsid="00158dc5" officeooo:paragraph-rsid="00158dc5" style:font-weight-asian="bold" style:font-weight-complex="bold"/>
    </style:style>
    <style:style style:name="P19" style:family="paragraph" style:parent-style-name="Standard" style:list-style-name="L2">
      <style:text-properties fo:font-weight="bold" officeooo:rsid="00158dc5" officeooo:paragraph-rsid="00158dc5" style:font-weight-asian="bold" style:font-weight-complex="bold"/>
    </style:style>
    <style:style style:name="P20" style:family="paragraph" style:parent-style-name="Standard" style:list-style-name="L2">
      <style:text-properties officeooo:paragraph-rsid="00158dc5"/>
    </style:style>
    <style:style style:name="P21" style:family="paragraph" style:parent-style-name="Standard" style:list-style-name="L3">
      <style:text-properties officeooo:paragraph-rsid="00158dc5"/>
    </style:style>
    <style:style style:name="P22" style:family="paragraph" style:parent-style-name="Standard" style:list-style-name="L4">
      <style:text-properties officeooo:paragraph-rsid="00158dc5"/>
    </style:style>
    <style:style style:name="P23" style:family="paragraph" style:parent-style-name="Standard" style:list-style-name="L6">
      <style:text-properties officeooo:paragraph-rsid="00158dc5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158dc5" style:font-size-asian="12.25pt" style:font-size-complex="14pt"/>
    </style:style>
    <style:style style:name="T3" style:family="text">
      <style:text-properties fo:font-size="14pt" fo:font-weight="normal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158dc5" style:font-size-asian="12.25pt" style:font-weight-asian="normal" style:font-size-complex="14pt" style:font-weight-complex="normal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1. Wypisz <text:s/>„Podaj nazwę przystanku w miejscu docelowym”</text:p>
      <text:p text:style-name="P1">cout &lt; &lt; „Podaj nazwę przystanku w miejscu docelowym”</text:p>
      <text:p text:style-name="P16">2. Pobierz od użytkownika string przystanek</text:p>
      <text:p text:style-name="P1">cin &gt; &gt; przystanek</text:p>
      <text:p text:style-name="P16">3. Połącz z bazą danych</text:p>
      <text:list text:style-name="L1">
        <text:list-item>
          <text:p text:style-name="P2">Stworzenie zmiennej polączenia</text:p>
          <text:list>
            <text:list-item>
              <text:p text:style-name="P17"><text:span text:style-name="T2">MYSQL mysql</text:span></text:p>
            </text:list-item>
          </text:list>
        </text:list-item>
        <text:list-item>
          <text:p text:style-name="P18"><text:span text:style-name="T1">Połączenie z bazą</text:span></text:p>
          <text:list>
            <text:list-item>
              <text:p text:style-name="P17"><text:span text:style-name="T2">mysql_real_connect ($mysql, dane polaczenia) </text:span></text:p>
            </text:list-item>
          </text:list>
        </text:list-item>
      </text:list>
      <text:p text:style-name="P16">4. Pobierz z mysql listę przystanków w pobliżu</text:p>
      <text:list text:style-name="L2">
        <text:list-item>
          <text:p text:style-name="P9">Wybór bazy</text:p>
          <text:list>
            <text:list-item>
              <text:p text:style-name="P20"><text:span text:style-name="T4">mysql_select_db(nazwa bazy)</text:span></text:p>
            </text:list-item>
          </text:list>
        </text:list-item>
        <text:list-item>
          <text:p text:style-name="P19"><text:span text:style-name="T1">Wysłanie kwerendy</text:span></text:p>
          <text:list>
            <text:list-item>
              <text:p text:style-name="P20"><text:span text:style-name="T4">mysql_query(kwerenda)</text:span></text:p>
            </text:list-item>
          </text:list>
        </text:list-item>
      </text:list>
      <text:p text:style-name="P16">5. Wypisz „Przystanki w pobliżu:”</text:p>
      <text:p text:style-name="P11">cout &lt; &lt; „przystanki w pobliżu”</text:p>
      <text:p text:style-name="P16">6. Wypisz Lista przystanków</text:p>
      <text:list xml:id="list1276853833" text:style-name="L3">
        <text:list-item>
          <text:p text:style-name="P10">Zapis kwerendy do tablicy</text:p>
          <text:list>
            <text:list-item>
              <text:p text:style-name="P21"><text:span text:style-name="T4">mysql_res id = mysql_store_result(nazwa polaczenia)</text:span></text:p>
            </text:list-item>
          </text:list>
        </text:list-item>
      </text:list>
      <text:list text:style-name="L4">
        <text:list-item>
          <text:p text:style-name="P3">Pobranie pojedynczego wiersza</text:p>
          <text:list>
            <text:list-item>
              <text:p text:style-name="P22"><text:span text:style-name="T4">mysql_row wiersz = mysql_fetch_row(id)</text:span></text:p>
            </text:list-item>
          </text:list>
        </text:list-item>
      </text:list>
      <text:list text:style-name="L5">
        <text:list-item>
          <text:p text:style-name="P4">Wypisanie wszystkich wyników jeden po drugim</text:p>
          <text:list>
            <text:list-item>
              <text:p text:style-name="P12">for (i=0; i &lt; mysql_num_fields(id); i++)</text:p>
            </text:list-item>
            <text:list-item>
              <text:p text:style-name="P12">cout &lt; &lt; wiersz[i]</text:p>
            </text:list-item>
          </text:list>
        </text:list-item>
      </text:list>
      <text:p text:style-name="P16">7. Czekaj aż użyszkodnik wybierze przystanek</text:p>
      <text:p text:style-name="P16">8. Pobierz z mysql listę autobusów z tego przystanku do celu</text:p>
      <text:list text:style-name="L8">
        <text:list-item>
          <text:p text:style-name="P7">Wybór bazy</text:p>
          <text:list>
            <text:list-item>
              <text:p text:style-name="P15">mysql_select_db(nazwa bazy)</text:p>
            </text:list-item>
          </text:list>
        </text:list-item>
      </text:list>
      <text:list text:style-name="L9">
        <text:list-item>
          <text:p text:style-name="P8">Wysłanie kwerendy</text:p>
          <text:list>
            <text:list-item>
              <text:p text:style-name="P14">mysql_query(kwerenda)</text:p>
            </text:list-item>
          </text:list>
        </text:list-item>
      </text:list>
      <text:p text:style-name="P16">9. Wypisz „Autobusy do celu”</text:p>
      <text:p text:style-name="P11">cout &lt; &lt; „autobusy do celu”</text:p>
      <text:p text:style-name="P16">10. Wypisz Autobusy</text:p>
      <text:list text:continue-list="list1276853833" text:style-name="L3">
        <text:list-item>
          <text:p text:style-name="P10">Zapis kwerendy do tablicy</text:p>
          <text:list>
            <text:list-item>
              <text:p text:style-name="P21"><text:span text:style-name="T4">mysql_res id = mysql_store_result(nazwa polaczenia)</text:span></text:p>
            </text:list-item>
          </text:list>
        </text:list-item>
      </text:list>
      <text:list text:style-name="L6">
        <text:list-item>
          <text:p text:style-name="P5">Pobranie pojedynczego wiersza</text:p>
          <text:list>
            <text:list-item>
              <text:p text:style-name="P23"><text:span text:style-name="T4">mysql_row wiersz = mysql_fetch_row(id)</text:span></text:p>
            </text:list-item>
          </text:list>
        </text:list-item>
      </text:list>
      <text:list text:style-name="L7">
        <text:list-item>
          <text:p text:style-name="P6">Wypisanie wszystkich wyników jeden po drugim</text:p>
          <text:list>
            <text:list-item>
              <text:p text:style-name="P13">for (i=0; i &lt; mysql_num_fields(id); i++)</text:p>
            </text:list-item>
            <text:list-item>
              <text:p text:style-name="P13">cout &lt; &lt; wiersz[i]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6T20:49:11.001000000</meta:creation-date>
    <dc:date>2024-12-16T21:11:18.434000000</dc:date>
    <meta:editing-duration>PT22M8S</meta:editing-duration>
    <meta:editing-cycles>1</meta:editing-cycles>
    <meta:document-statistic meta:table-count="0" meta:image-count="0" meta:object-count="0" meta:page-count="1" meta:paragraph-count="40" meta:word-count="202" meta:character-count="1276" meta:non-whitespace-character-count="1138"/>
    <meta:generator>LibreOffice/7.6.4.1$Windows_X86_64 LibreOffice_project/e19e193f88cd6c0525a17fb7a176ed8e6a3e2aa1</meta:generator>
  </office:meta>
</office:document-meta>
</file>